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1pt" fo:font-weight="bold" officeooo:rsid="001eff13" officeooo:paragraph-rsid="001eff13" style:font-size-asian="11pt" style:font-weight-asian="bold" style:font-size-complex="11pt" style:font-weight-complex="bold"/>
    </style:style>
    <style:style style:name="P2" style:family="paragraph" style:parent-style-name="Standard">
      <style:text-properties officeooo:rsid="00196224" officeooo:paragraph-rsid="00196d41"/>
    </style:style>
    <style:style style:name="P3" style:family="paragraph" style:parent-style-name="Standard">
      <style:text-properties officeooo:rsid="00196224" officeooo:paragraph-rsid="001b1aa1"/>
    </style:style>
    <style:style style:name="P4" style:family="paragraph" style:parent-style-name="Standard">
      <style:text-properties officeooo:rsid="001cbe52" officeooo:paragraph-rsid="001cbe52"/>
    </style:style>
    <style:style style:name="P5" style:family="paragraph" style:parent-style-name="Standard">
      <style:text-properties fo:font-weight="bold" officeooo:rsid="00196224" officeooo:paragraph-rsid="001b1aa1" style:font-weight-asian="bold" style:font-weight-complex="bold"/>
    </style:style>
    <style:style style:name="P6" style:family="paragraph" style:parent-style-name="Standard">
      <style:text-properties fo:font-weight="bold" officeooo:rsid="001cbe52" officeooo:paragraph-rsid="001cbe52" style:font-weight-asian="bold" style:font-weight-complex="bold"/>
    </style:style>
    <style:style style:name="P7" style:family="paragraph" style:parent-style-name="Standard">
      <style:text-properties fo:font-weight="bold" officeooo:rsid="001b1aa1" officeooo:paragraph-rsid="001b1aa1" style:font-weight-asian="bold" style:font-weight-complex="bold"/>
    </style:style>
    <style:style style:name="P8" style:family="paragraph" style:parent-style-name="Standard">
      <style:text-properties fo:font-weight="bold" officeooo:rsid="001f5cd4" officeooo:paragraph-rsid="001f5cd4" style:font-weight-asian="bold" style:font-weight-complex="bold"/>
    </style:style>
    <style:style style:name="P9" style:family="paragraph" style:parent-style-name="Standard">
      <style:text-properties fo:font-weight="bold" officeooo:rsid="00206ca6" officeooo:paragraph-rsid="00206ca6" style:font-weight-asian="bold" style:font-weight-complex="bold"/>
    </style:style>
    <style:style style:name="P10" style:family="paragraph" style:parent-style-name="Standard">
      <style:text-properties fo:font-weight="bold" officeooo:paragraph-rsid="001b1aa1" style:font-weight-asian="bold" style:font-weight-complex="bold"/>
    </style:style>
    <style:style style:name="P11" style:family="paragraph" style:parent-style-name="Standard">
      <style:text-properties fo:font-weight="bold" officeooo:rsid="002b3dba" officeooo:paragraph-rsid="002b3dba" style:font-weight-asian="bold" style:font-weight-complex="bold"/>
    </style:style>
    <style:style style:name="P12" style:family="paragraph" style:parent-style-name="Standard">
      <style:text-properties fo:font-weight="bold" officeooo:rsid="00256cc8" officeooo:paragraph-rsid="00256cc8" style:font-weight-asian="bold" style:font-weight-complex="bold"/>
    </style:style>
    <style:style style:name="P13" style:family="paragraph" style:parent-style-name="Standard">
      <style:text-properties fo:font-weight="bold" officeooo:rsid="002decec" officeooo:paragraph-rsid="002decec" style:font-weight-asian="bold" style:font-weight-complex="bold"/>
    </style:style>
    <style:style style:name="P14" style:family="paragraph" style:parent-style-name="Standard">
      <style:text-properties fo:font-weight="bold" officeooo:rsid="003dfe8c" officeooo:paragraph-rsid="003dfe8c" style:font-weight-asian="bold" style:font-weight-complex="bold"/>
    </style:style>
    <style:style style:name="P15" style:family="paragraph" style:parent-style-name="Standard">
      <style:text-properties fo:font-weight="bold" officeooo:rsid="00327890" officeooo:paragraph-rsid="00327890" style:font-weight-asian="bold" style:font-weight-complex="bold"/>
    </style:style>
    <style:style style:name="P16" style:family="paragraph" style:parent-style-name="Standard">
      <style:text-properties officeooo:rsid="001f5cd4" officeooo:paragraph-rsid="001f5cd4"/>
    </style:style>
    <style:style style:name="P17" style:family="paragraph" style:parent-style-name="Standard">
      <style:text-properties officeooo:rsid="00256cc8" officeooo:paragraph-rsid="00256cc8"/>
    </style:style>
    <style:style style:name="P18" style:family="paragraph" style:parent-style-name="Standard">
      <style:text-properties officeooo:paragraph-rsid="001b1aa1"/>
    </style:style>
    <style:style style:name="P19" style:family="paragraph" style:parent-style-name="Standard">
      <style:text-properties officeooo:rsid="00206ca6" officeooo:paragraph-rsid="002cd305"/>
    </style:style>
    <style:style style:name="P20" style:family="paragraph" style:parent-style-name="Standard">
      <style:text-properties officeooo:rsid="00327890" officeooo:paragraph-rsid="00327890"/>
    </style:style>
    <style:style style:name="T1" style:family="text">
      <style:text-properties officeooo:rsid="00196d41"/>
    </style:style>
    <style:style style:name="T2" style:family="text">
      <style:text-properties officeooo:rsid="002cd305"/>
    </style:style>
    <style:style style:name="T3" style:family="text">
      <style:text-properties fo:font-weight="bold" officeooo:rsid="003f98cf" style:font-weight-asian="bold" style:font-weight-complex="bold"/>
    </style:style>
    <style:style style:name="T4" style:family="text">
      <style:text-properties fo:font-weight="bold" officeooo:rsid="00196224" style:font-weight-asian="bold" style:font-weight-complex="bold"/>
    </style:style>
    <style:style style:name="T5" style:family="text">
      <style:text-properties officeooo:rsid="0043e7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Οι</text:span><text:span text:style-name="T4"> παρακάτω </text:span><text:span text:style-name="T3">ερωτήσεις αφορούν στην βάση </text:span><text:span text:style-name="T4">PS Datenbanksysteme WS2014/15, Blatt 4</text:span></text:p>
      <text:p text:style-name="P18"><text:span text:style-name="T3">που μπορεί να βρεθεί στην διεύθυνση </text:span><text:a xlink:type="simple" xlink:href="https://dbis-uibk.github.io/relax/" text:style-name="Internet_20_link" text:visited-style-name="Visited_20_Internet_20_Link"><text:span text:style-name="T3">https://dbis-uibk.github.io/relax/</text:span></text:a><text:span text:style-name="T3"> ή</text:span><text:span text:style-name="T4"> </text:span><text:a xlink:type="simple" xlink:href="http://clotho.uom.gr/relax" text:style-name="Internet_20_link" text:visited-style-name="Visited_20_Internet_20_Link"><text:span text:style-name="T3">http://</text:span></text:a><text:a xlink:type="simple" xlink:href="http://clotho.uom.gr/relax" text:style-name="Internet_20_link" text:visited-style-name="Visited_20_Internet_20_Link"><text:span text:style-name="T4">clotho.uom.gr/relax</text:span></text:a><text:span text:style-name="T4"> .</text:span></text:p>
      <text:p text:style-name="P5"/>
      <text:p text:style-name="P5">1. Ποιοι πωλητές έχουν ειδίκευση και στη κατηγορία με όνομα ‘tennis’ και στη κατηγορία με</text:p>
      <text:p text:style-name="P10">όνομα ‘golf’;</text:p>
      <text:p text:style-name="P7">ΑΠΑΝΤΗΣΗ</text:p>
      <text:p text:style-name="P18">π ssn (<text:span text:style-name="T5">σ</text:span> id=categoryID (<text:span text:style-name="T5">σ</text:span> name='tennis' (Specialization ⨝ Category))) ⨝ π ssn (<text:span text:style-name="T5">σ</text:span> id=categoryID (<text:span text:style-name="T5">σ</text:span>name='golf' (Specialization ⨝ Category)))</text:p>
      <text:p text:style-name="P2"/>
      <text:p text:style-name="P5"><text:span text:style-name="T1">2. Ποιοι πωλητές έχουν ειδίκευση είτε στη κατηγορία με όνομα ‘tennis’ είτε στην κατηγορία με </text:span>όνομα ‘ski’;</text:p>
      <text:p text:style-name="P7">ΑΠΑΝΤΗΣΗ</text:p>
      <text:p text:style-name="P3"><text:span text:style-name="T1">π ssn (</text:span>(σ name = 'ski' ∨ name = 'tennis' Category) ⨝ id = categoryID <text:s/>Specialization)</text:p>
      <text:p text:style-name="P3"/>
      <text:p text:style-name="P5">3. Ποιοι είναι οι τύποι των πωλητών με ειδίκευση στην κατηγορία με όνομα ‘snowboard’;</text:p>
      <text:p text:style-name="P11">ΑΠΑΝΤΗΣΗ</text:p>
      <text:p text:style-name="P3">π Salesperson.type (σ name = 'snowboard' (Salesperson ⨝ Salesperson.ssn = Specialization.ssn (Specialization ⨝ categoryID = id Category)))</text:p>
      <text:p text:style-name="P3"/>
      <text:p text:style-name="P5">4. Ποια είναι τα ονόματα και οι εποχές των κατηγοριών με ειδικεύσεις μόνο με έτος από το 2014 και μετά;</text:p>
      <text:p text:style-name="P13">ΑΠΑΝΤΗΣΗ</text:p>
      <text:p text:style-name="P3">π name, season (σ last_spec_date ≥ date('2014-01-01') (σ categoryID=id (Specialization⨝Category))) - π name, season (σ last_spec_date ≤ date('2013-12-31') (σ categoryID=id (Specialization⨝Category)))</text:p>
      <text:p text:style-name="P3"/>
      <text:p text:style-name="P5">5. Ποιοι πωλητές έχουν ως αφεντικό την ‘Bradley Salinas’;</text:p>
      <text:p text:style-name="P6">ΑΠΑΝΤΗΣΗ</text:p>
      <text:p text:style-name="P4">π firstname, lastname (π firstname, lastname, boss Salesperson ⨝ Salesperson.boss = ssn (π ssn σ firstname = 'Bradley' ∧ lastname = 'Salinas' Salesperson))</text:p>
      <text:p text:style-name="P3"/>
      <text:p text:style-name="P5">6. Ποιοι είναι οι πωλητές που δεν έχουν τύπο trainee, και έχουν είτε μικρό όνομα που αρχίζει από ‘G’ είτε επώνυμο που αρχίζει από ‘Μ’;</text:p>
      <text:p text:style-name="P15">ΑΠΑΝΤΗΣΗ</text:p>
      <text:p text:style-name="P20">π type,firstname,lastname ((σ firstname LIKE 'G%' or <text:s/>lastname LIKE 'M%' Salesperson) ∩ σ type≠'trainee' Salesperson)</text:p>
      <text:p text:style-name="P3"/>
      <text:p text:style-name="P5">7. Ποιοι πωλητές έχουν κοινή ειδίκευση με τον πωλητή με ssn 9771-50397;</text:p>
      <text:p text:style-name="P12">ΑΠΑΝΤΗΣΗ </text:p>
      <text:p text:style-name="P17">π Salesperson.ssn, firstname, lastname ((Salesperson ⨝ Salesperson.ssn = Specialization.ssn (Specialization - (σ ssn='9771-50397' (Specialization)))) ⨝ Specialization.categoryID = Specs.categoryID ρ Specs π categoryID σ ssn = '9771-50397' Specialization)</text:p>
      <text:p text:style-name="P3"/>
      <text:p text:style-name="P3"/>
      <text:p text:style-name="P5">8. Ποιοι πωλητές έχουν ειδικεύσεις σε τουλάχιστον τρεις κατηγορίες;</text:p>
      <text:p text:style-name="P9">ΑΠΑΝΤΗΣΗ</text:p>
      <text:p text:style-name="P19">π Salesperson.firstname, Salesperson.lastname (((Salesperson ⨝ Salesperson.ssn = S<text:span text:style-name="T2">P</text:span>1.ssn (ρ S<text:span text:style-name="T2">P</text:span>1 Specialization)) ⨝ Salesperson.ssn = S<text:span text:style-name="T2">P</text:span>2.ssn ∧ S<text:span text:style-name="T2">P</text:span>1.categoryID != S<text:span text:style-name="T2">P</text:span>2.categoryID (ρ S<text:span text:style-name="T2">P</text:span>2 Specialization)) ⨝ Salesperson.ssn = S<text:span text:style-name="T2">P</text:span>3.ssn ∧ S<text:span text:style-name="T2">P</text:span>1.categoryID != S<text:span text:style-name="T2">P</text:span>3.categoryID ∧ S<text:span text:style-name="T2">P</text:span>2.categoryID != S<text:span text:style-name="T2">P</text:span>3.categoryID (ρ S<text:span text:style-name="T2">P</text:span>3 Specialization))</text:p>
      <text:p text:style-name="P3"/>
      <text:p text:style-name="P5"><text:soft-page-break/>9. Ποια είναι η ειδίκευση με την αρχαιότερη ημερομηνία;</text:p>
      <text:p text:style-name="P8">ΑΠΑΝΤΗΣΗ</text:p>
      <text:p text:style-name="P16">Specialization - π Specialization.ssn, Specialization.categoryID, Specialization.last_spec_date (Specialization ⨝ Specialization.last_spec_date &gt; Special.last_spec_date ρ Special Specialization)</text:p>
      <text:p text:style-name="P3"/>
      <text:p text:style-name="P5">10. Ποιες είναι οι κατηγορίες για τις οποίες έχουν ειδίκευση όλοι οι τύποι πωλητών;</text:p>
      <text:p text:style-name="P14">ΑΠΑΝΤΗΣΗ</text:p>
      <text:p text:style-name="P3">π categoryID, type (Specialization⨝Salesperson) ÷ π type Salespers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officeooo:rsid="001eff13" officeooo:paragraph-rsid="001eff13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612cm" fo:margin-right="1.2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Ευστάθιος Ιωσηφίδης, ΑΜ: iis2102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Ευστάθιος Ιωσηφίδης</meta:initial-creator>
    <meta:creation-date>2021-03-31T17:53:37.288276422</meta:creation-date>
    <meta:generator>LibreOffice/6.4.7.2$Linux_X86_64 LibreOffice_project/40$Build-2</meta:generator>
    <dc:date>2021-04-23T13:49:45.066213915</dc:date>
    <dc:creator>Ευστάθιος Ιωσηφίδης</dc:creator>
    <meta:editing-duration>PT13H53M24S</meta:editing-duration>
    <meta:editing-cycles>43</meta:editing-cycles>
    <meta:document-statistic meta:table-count="0" meta:image-count="0" meta:object-count="0" meta:page-count="2" meta:paragraph-count="34" meta:word-count="377" meta:character-count="2824" meta:non-whitespace-character-count="2478"/>
  </office:meta>
</office:document-meta>
</file>